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6.635cm" table:align="left"/>
    </style:style>
    <style:style style:name="表格2.A" style:family="table-column">
      <style:table-column-properties style:column-width="16.635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3" style:family="table">
      <style:table-properties style:width="16.635cm" table:align="left"/>
    </style:style>
    <style:style style:name="表格3.A" style:family="table-column">
      <style:table-column-properties style:column-width="16.635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Heading_20_4">
      <style:text-properties fo:font-size="16pt" style:font-size-asian="16pt" style:font-size-complex="16pt"/>
    </style:style>
    <style:style style:name="P2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6pt" style:font-size-asian="16pt" style:font-size-complex="16pt"/>
    </style:style>
    <style:style style:name="P4" style:family="paragraph" style:parent-style-name="Heading_20_3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6pt" style:font-name-asian="宋体1" style:font-size-asian="16pt" style:font-size-complex="16pt"/>
    </style:style>
    <style:style style:name="P7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10" style:family="paragraph" style:parent-style-name="Text_20_body">
      <style:paragraph-properties fo:margin-left="2.196cm" fo:margin-right="0cm" fo:text-indent="-0.741cm" style:auto-text-indent="false"/>
      <style:text-properties fo:font-size="16pt" style:font-size-asian="16pt" style:font-size-complex="16pt"/>
    </style:style>
    <style:style style:name="P11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4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6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mbria" fo:font-size="14pt" fo:font-weight="bold"/>
    </style:style>
    <style:style style:name="T7" style:family="text">
      <style:text-properties style:font-name="Cambria"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.5pt"/>
    </style:style>
    <style:style style:name="T12" style:family="text">
      <style:text-properties fo:font-size="10.5pt"/>
    </style:style>
    <style:style style:name="T13" style:family="text">
      <style:text-properties fo:color="#000000"/>
    </style:style>
    <style:style style:name="T14" style:family="text">
      <style:text-properties fo:color="#000000" style:font-name="Courier New"/>
    </style:style>
    <style:style style:name="T15" style:family="text">
      <style:text-properties fo:color="#000000" style:font-name="Courier New" fo:font-size="10pt"/>
    </style:style>
    <style:style style:name="T16" style:family="text">
      <style:text-properties fo:color="#000000" style:font-name="Courier New" fo:font-size="10pt" fo:font-style="italic"/>
    </style:style>
    <style:style style:name="T17" style:family="text">
      <style:text-properties fo:color="#000000" style:font-name="Courier New" fo:font-style="italic"/>
    </style:style>
    <style:style style:name="T18" style:family="text">
      <style:text-properties fo:color="#000000" style:font-name="Courier New" fo:font-weight="bold"/>
    </style:style>
    <style:style style:name="T19" style:family="text">
      <style:text-properties fo:color="#7f0055" style:font-name="Courier New" fo:font-size="10pt" fo:font-weight="bold"/>
    </style:style>
    <style:style style:name="T20" style:family="text">
      <style:text-properties fo:color="#7f0055" style:font-name="Courier New" fo:font-weight="bold"/>
    </style:style>
    <style:style style:name="T21" style:family="text">
      <style:text-properties fo:color="#3f7f5f" style:font-name="Courier New"/>
    </style:style>
    <style:style style:name="T22" style:family="text">
      <style:text-properties fo:color="#3f7f5f" style:font-name="Courier New" fo:font-size="10pt"/>
    </style:style>
    <style:style style:name="T23" style:family="text">
      <style:text-properties fo:color="#2a00ff" style:font-name="Courier New"/>
    </style:style>
    <style:style style:name="T24" style:family="text">
      <style:text-properties fo:color="#2a00ff" style:font-name="Courier New" fo:font-size="10pt"/>
    </style:style>
    <style:style style:name="T25" style:family="text">
      <style:text-properties fo:font-size="16pt" fo:font-weight="bold"/>
    </style:style>
    <style:style style:name="T26" style:family="text">
      <style:text-properties style:font-name="Wingdings"/>
    </style:style>
    <style:style style:name="T27" style:family="text">
      <style:text-properties style:font-name="Wingdings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<text:span text:style-name="T9">DOM4J</text:span><text:span text:style-name="T5">获取</text:span><text:span text:style-name="T7">Document</text:span><text:span text:style-name="T5">对象</text:span></text:h>
      <text:p text:style-name="P5"><text:span text:style-name="T1">　　使用</text:span>DOM4J<text:span text:style-name="T1">来加载</text:span><text:span text:style-name="T10">XML</text:span><text:span text:style-name="T1">文档，需要先获取</text:span><text:span text:style-name="T10">SAXReader</text:span><text:span text:style-name="T1">对象，然后通过</text:span><text:span text:style-name="T10">SAXReader</text:span><text:span text:style-name="T1">对象的</text:span><text:span text:style-name="T10">read()</text:span><text:span text:style-name="T1">方法来加载</text:span><text:span text:style-name="T10">XML</text:span><text:span text:style-name="T1">文档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<text:span text:style-name="T14"><text:tab/><text:tab/>SAXReader reader = </text:span><text:span text:style-name="T20">new</text:span><text:span text:style-name="T18"> </text:span><text:span text:style-name="T14">SAXReader();</text:span></text:p>
            <text:p text:style-name="P3"><text:span text:style-name="T21">//<text:tab/><text:tab/>reader.setValidation(true);</text:span></text:p>
            <text:p text:style-name="P2"><text:span text:style-name="T14"><text:tab/><text:tab/>Document doc = reader.read(</text:span><text:span text:style-name="T23">"src/students.xml"</text:span><text:span text:style-name="T14">);</text:span></text:p>
          </table:table-cell>
        </table:table-row>
      </table:table>
      <text:p text:style-name="P5"/>
      <text:h text:style-name="P1" text:outline-level="4"><text:span text:style-name="T9">4</text:span><text:span text:style-name="T5">　</text:span><text:span text:style-name="T7">DOM4J</text:span><text:span text:style-name="T5">保存</text:span><text:span text:style-name="T7">Document</text:span><text:span text:style-name="T5">对象</text:span></text:h>
      <text:p text:style-name="P7"><text:span text:style-name="T1">保存</text:span>Document<text:span text:style-name="T1">对象需要使用</text:span><text:span text:style-name="T10">XMLWriter</text:span><text:span text:style-name="T1">对象的</text:span><text:span text:style-name="T10">write()</text:span><text:span text:style-name="T1">方法来完成，在创建</text:span><text:span text:style-name="T10">XMLWriter</text:span><text:span text:style-name="T1">时还可以为其指定</text:span><text:span text:style-name="T10">XML</text:span><text:span text:style-name="T1">文档的格式（缩进字符串以及是否换行），这需要使用</text:span><text:span text:style-name="T10">OutputFormat</text:span><text:span text:style-name="T1">来指定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"><text:span text:style-name="T14"><text:tab/><text:tab/>doc.addDocType(</text:span><text:span text:style-name="T23">"students"</text:span><text:span text:style-name="T14">, </text:span><text:span text:style-name="T23">""</text:span><text:span text:style-name="T14">, </text:span><text:span text:style-name="T23">"students.dtd"</text:span><text:span text:style-name="T14">);</text:span></text:p>
            <text:p text:style-name="P3"><text:span text:style-name="T14"><text:tab/><text:tab/>OutputFormat format = </text:span><text:span text:style-name="T20">new</text:span><text:span text:style-name="T18"> </text:span><text:span text:style-name="T14">OutputFormat(</text:span><text:span text:style-name="T23">"\t"</text:span><text:span text:style-name="T14">, </text:span><text:span text:style-name="T20">true</text:span><text:span text:style-name="T14">);</text:span></text:p>
            <text:p text:style-name="P3"><text:span text:style-name="T14"><text:tab/><text:tab/>format.setEncoding(</text:span><text:span text:style-name="T23">"UTF-8"</text:span><text:span text:style-name="T14">);</text:span></text:p>
            <text:p text:style-name="P3"><text:span text:style-name="T14"><text:tab/><text:tab/>XMLWriter writer = </text:span><text:span text:style-name="T20">new</text:span><text:span text:style-name="T18"> </text:span><text:span text:style-name="T14">XMLWriter(</text:span><text:span text:style-name="T20">new</text:span><text:span text:style-name="T18"> </text:span><text:span text:style-name="T14">FileWriter(xmlName), format);</text:span></text:p>
            <text:p text:style-name="P3"><text:span text:style-name="T14"><text:tab/><text:tab/>writer.write(doc);</text:span></text:p>
            <text:p text:style-name="P2"><text:span text:style-name="T14"><text:tab/><text:tab/>writer.close();</text:span></text:p>
          </table:table-cell>
        </table:table-row>
      </table:table>
      <text:p text:style-name="P5"/>
      <text:h text:style-name="P1" text:outline-level="4"><text:span text:style-name="T9">5</text:span><text:span text:style-name="T5">　</text:span><text:span text:style-name="T7">DOM4J</text:span><text:span text:style-name="T5">创建</text:span><text:span text:style-name="T7">Document</text:span><text:span text:style-name="T5">对象</text:span></text:h>
      <text:p text:style-name="P5"><text:span text:style-name="T1">　　</text:span>DocumentHelper<text:span text:style-name="T1">类有很多的</text:span><text:span text:style-name="T10">createXXX()</text:span><text:span text:style-name="T1">方法，用来创建各种</text:span><text:span text:style-name="T10">Node</text:span><text:span text:style-name="T1">对象。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<text:span text:style-name="T14"><text:tab/><text:tab/>Document doc = DocumentHelper.</text:span><text:span text:style-name="T17">createDocument</text:span><text:span text:style-name="T14">();</text:span></text:p>
          </table:table-cell>
        </table:table-row>
      </table:table>
      <text:p text:style-name="P5"><text:soft-page-break/></text:p>
      <text:h text:style-name="P4" text:outline-level="3"><text:span text:style-name="T9">2.Document</text:span><text:span text:style-name="T5">操作</text:span><text:span text:style-name="T9">(*****)</text:span></text:h>
      <text:h text:style-name="P1" text:outline-level="4"><text:span text:style-name="T9">1</text:span><text:span text:style-name="T5">　遍历</text:span><text:span text:style-name="T7">students.xml</text:span></text:h>
      <text:p text:style-name="P6">　　涉及的相关方法：</text:p>
      <text:p text:style-name="P8"><text:span text:style-name="T26">l</text:span>Element getRootElement()<text:span text:style-name="T1">：</text:span><text:span text:style-name="T10">Document</text:span><text:span text:style-name="T1">的方法，用来获取根元素；</text:span></text:p>
      <text:p text:style-name="P8"><text:span text:style-name="T26">l</text:span>List elements()<text:span text:style-name="T1">：</text:span><text:span text:style-name="T10">Element</text:span><text:span text:style-name="T1">的方法，用来获取所有孩子元素；</text:span></text:p>
      <text:p text:style-name="P8"><text:span text:style-name="T26">l</text:span>String attributeValue(String name)<text:span text:style-name="T1">：</text:span><text:span text:style-name="T10">Element</text:span><text:span text:style-name="T1">的方法，用来获取指定名字的属性值；</text:span></text:p>
      <text:p text:style-name="P8"><text:span text:style-name="T26">l</text:span>Element element(String name)<text:span text:style-name="T1">：</text:span><text:span text:style-name="T10">Element</text:span><text:span text:style-name="T1">的方法，用来获取第一个指定名字的子元素；</text:span></text:p>
      <text:p text:style-name="P8"><text:span text:style-name="T26">l</text:span>String elementText(String name)<text:span text:style-name="T1">：</text:span><text:span text:style-name="T10">Element</text:span><text:span text:style-name="T1">的方法，用来获取第一个指定名字的子元素的文本内容。</text:span></text:p>
      <text:p text:style-name="P9">分析步骤：</text:p>
      <text:p text:style-name="P8"><text:span text:style-name="T26">l</text:span><text:span text:style-name="T1">获取</text:span>Document<text:span text:style-name="T1">对象；</text:span></text:p>
      <text:p text:style-name="P8"><text:span text:style-name="T26">l</text:span><text:span text:style-name="T1">获取</text:span>root<text:span text:style-name="T1">元素；</text:span></text:p>
      <text:p text:style-name="P8"><text:span text:style-name="T26">l</text:span><text:span text:style-name="T1">获取</text:span>root<text:span text:style-name="T1">所有子元素</text:span></text:p>
      <text:p text:style-name="P8"><text:span text:style-name="T26">l</text:span><text:span text:style-name="T1">遍历每个</text:span>student<text:span text:style-name="T1">元素；</text:span></text:p>
      <text:p text:style-name="P10"><text:span text:style-name="T26">Ø</text:span><text:span text:style-name="T1">打印</text:span>student<text:span text:style-name="T1">元素</text:span><text:span text:style-name="T10">number</text:span><text:span text:style-name="T1">属性；</text:span></text:p>
      <text:p text:style-name="P10"><text:span text:style-name="T26">Ø</text:span><text:span text:style-name="T1">打印</text:span>student<text:span text:style-name="T1">元素的</text:span><text:span text:style-name="T10">name</text:span><text:span text:style-name="T1">子元素内容；</text:span></text:p>
      <text:p text:style-name="P10"><text:span text:style-name="T26">Ø</text:span><text:span text:style-name="T1">打印</text:span>student<text:span text:style-name="T1">元素的</text:span><text:span text:style-name="T10">age</text:span><text:span text:style-name="T1">子元素内容；</text:span></text:p>
      <text:p text:style-name="P10"><text:span text:style-name="T26">Ø</text:span><text:span text:style-name="T1">打印</text:span>student<text:span text:style-name="T1">元素的</text:span><text:span text:style-name="T10">sex</text:span><text:span text:style-name="T1">子元素内容。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4S</meta:editing-duration>
    <meta:editing-cycles>4</meta:editing-cycles>
    <meta:generator>LibreOffice/5.3.0.3$Windows_X86_64 LibreOffice_project/7074905676c47b82bbcfbea1aeefc84afe1c50e1</meta:generator>
    <dc:date>2018-03-07T16:57:47.445000000</dc:date>
    <meta:document-statistic meta:table-count="3" meta:image-count="0" meta:object-count="0" meta:page-count="2" meta:paragraph-count="33" meta:word-count="390" meta:character-count="1134" meta:non-whitespace-character-count="1074"/>
    <meta:user-defined meta:name="Info 1"/>
    <meta:user-defined meta:name="Info 2"/>
    <meta:user-defined meta:name="Info 3"/>
    <meta:user-defined meta:name="Info 4"/>
  </office:meta>
</office:document-meta>
</file>